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Simple Assualt</text:p>
          </table:table-cell>
          <table:table-cell table:style-name="ce21" office:value-type="float" office:value="760">
            <text:p>760</text:p>
          </table:table-cell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1" office:value-type="string">
            <text:p>Simple Assualt, Domestic</text:p>
          </table:table-cell>
          <table:table-cell table:style-name="ce21" office:value-type="float" office:value="659">
            <text:p>659</text:p>
          </table:table-cell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1" office:value-type="string">
            <text:p>Vandalism of Private Property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1" office:value-type="string">
            <text:p>Petit Larceny</text:p>
          </table:table-cell>
          <table:table-cell table:style-name="ce21" office:value-type="float" office:value="519">
            <text:p>519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1" office:value-type="string">
            <text:p>Grand Larceny</text:p>
          </table:table-cell>
          <table:table-cell table:style-name="ce21" office:value-type="float" office:value="480">
            <text:p>480</text:p>
          </table:table-cell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1" office:value-type="string">
            <text:p>Destruction of Property</text:p>
          </table:table-cell>
          <table:table-cell table:style-name="ce21" office:value-type="float" office:value="448">
            <text:p>448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1" office:value-type="string">
            <text:p>Burglary, Residential</text:p>
          </table:table-cell>
          <table:table-cell table:style-name="ce21" office:value-type="float" office:value="382">
            <text:p>382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1" office:value-type="string">
            <text:p>Hit and Run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1" office:value-type="string">
            <text:p>Possession of Marijuana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1" office:value-type="string">
            <text:p>Theft from Motor Vehicle</text:p>
          </table:table-cell>
          <table:table-cell table:style-name="ce21" office:value-type="float" office:value="242">
            <text:p>2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